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_20__28_var_29_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4.1cm" svg:x="19.2cm" svg:y="0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2cm" svg:height="14.1cm" svg:x="9.3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7cm" svg:height="14.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8cm" svg:height="4.201cm" svg:x="5.2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7.8cm" svg:height="6.7cm" svg:x="5.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33cm" svg:height="4cm" svg:x="0.367cm" svg:y="9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33cm" svg:height="7.6cm" svg:x="0.367cm" svg:y="0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7cm" svg:height="1.6cm" svg:x="1.1cm" svg:y="3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0.8cm" svg:y="2.702cm">
          <text:p text:style-name="P1">Package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2cm" svg:height="1.675cm" svg:x="0.2cm" svg:y="0.8cm">
          <draw:text-box>
            <text:p text:style-name="P1">Left</text:p>
            <text:p text:style-name="P1">Metamodels</text:p>
          </draw:text-box>
        </draw:frame>
        <draw:frame draw:style-name="gr7" draw:text-style-name="P1" draw:layer="layout" svg:width="3.933cm" svg:height="1.1cm" svg:x="0.3cm" svg:y="11.7cm">
          <draw:text-box>
            <text:p text:style-name="P1">Left Models</text:p>
          </draw:text-box>
        </draw:frame>
        <draw:line draw:style-name="gr8" draw:text-style-name="P1" draw:layer="layout" svg:x1="2.2cm" svg:y1="4.3cm" svg:x2="2.2cm" svg:y2="5.9cm">
          <text:p/>
        </draw:line>
        <draw:custom-shape draw:style-name="gr9" draw:text-style-name="P1" draw:layer="layout" svg:width="0.4cm" svg:height="0.4cm" svg:x="2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7cm" svg:y1="4.9cm" svg:x2="7cm" svg:y2="5.8cm">
          <text:p/>
        </draw:line>
        <draw:custom-shape draw:style-name="gr9" draw:text-style-name="P1" draw:layer="layout" svg:width="0.4cm" svg:height="0.4cm" svg:x="6.8cm" svg:y="4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3.6cm" svg:height="1.6cm" svg:x="11.567cm" svg:y="3.301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6cm" svg:height="1.6cm" svg:x="11.566cm" svg:y="3.3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6cm" svg:height="1.6cm" svg:x="11.567cm" svg:y="3.301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6cm" svg:height="1.1cm" svg:x="14.9cm" svg:y="2cm">
          <draw:text-box>
            <text:p text:style-name="P1">Transformation</text:p>
          </draw:text-box>
        </draw:frame>
        <draw:line draw:style-name="gr11" draw:text-style-name="P1" draw:layer="layout" svg:x1="5.5cm" svg:y1="10.3cm" svg:x2="3.5cm" svg:y2="10.3cm">
          <text:p/>
        </draw:line>
        <draw:frame draw:style-name="gr7" draw:text-style-name="P1" draw:layer="layout" svg:width="10.1cm" svg:height="1.1cm" svg:x="11.8cm" svg:y="11.8cm">
          <draw:text-box>
            <text:p text:style-name="P1">Execution Trace</text:p>
          </draw:text-box>
        </draw:frame>
        <draw:custom-shape draw:style-name="gr6" draw:text-style-name="P1" draw:layer="layout" svg:width="2.7cm" svg:height="1.6cm" svg:x="1.099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0.799cm" svg:y="5.8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.099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0.799cm" svg:y="9.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2cm" svg:y1="9.4cm" svg:x2="2.2cm" svg:y2="7.4cm">
          <text:p/>
        </draw:line>
        <draw:custom-shape draw:style-name="gr6" draw:text-style-name="P1" draw:layer="layout" svg:width="2.7cm" svg:height="1.6cm" svg:x="5.9cm" svg:y="6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5.6cm" svg:y="5.799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5.6cm" svg:y="9.5cm">
          <text:p text:style-name="P1">Binding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1cm" svg:y1="9.5cm" svg:x2="7.1cm" svg:y2="7.5cm">
          <text:p/>
        </draw:line>
        <draw:custom-shape draw:style-name="gr4" draw:text-style-name="P1" draw:layer="layout" svg:width="3.733cm" svg:height="4cm" svg:x="23.767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33cm" svg:height="7.6cm" svg:x="23.767cm" svg:y="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7cm" svg:height="1.6cm" svg:x="24.5cm" svg:y="3.1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24.2cm" svg:y="2.701cm">
          <text:p text:style-name="P1">Package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2cm" svg:height="1.675cm" svg:x="23.6cm" svg:y="0.799cm">
          <draw:text-box>
            <text:p text:style-name="P1">Right</text:p>
            <text:p text:style-name="P1">Metamodels</text:p>
          </draw:text-box>
        </draw:frame>
        <draw:frame draw:style-name="gr7" draw:text-style-name="P1" draw:layer="layout" svg:width="4.3cm" svg:height="1.1cm" svg:x="23.5cm" svg:y="11.699cm">
          <draw:text-box>
            <text:p text:style-name="P1">Right Models</text:p>
          </draw:text-box>
        </draw:frame>
        <draw:line draw:style-name="gr8" draw:text-style-name="P1" draw:layer="layout" svg:x1="25.6cm" svg:y1="4.299cm" svg:x2="25.6cm" svg:y2="5.899cm">
          <text:p/>
        </draw:line>
        <draw:custom-shape draw:style-name="gr9" draw:text-style-name="P1" draw:layer="layout" svg:width="0.4cm" svg:height="0.4cm" svg:x="25.4cm" svg:y="4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2.7cm" svg:height="1.6cm" svg:x="24.499cm" svg:y="6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24.199cm" svg:y="5.799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24.499cm" svg:y="9.8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24.199cm" svg:y="9.499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5.6cm" svg:y1="9.399cm" svg:x2="25.6cm" svg:y2="7.399cm">
          <text:p/>
        </draw:line>
        <draw:line draw:style-name="gr11" draw:text-style-name="P1" draw:layer="layout" svg:x1="24.2cm" svg:y1="10.3cm" svg:x2="22.6cm" svg:y2="10.3cm">
          <text:p/>
        </draw:line>
        <draw:custom-shape draw:style-name="gr6" draw:text-style-name="P1" draw:layer="layout" svg:width="2.7cm" svg:height="1.6cm" svg:x="19.933cm" svg:y="6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9.633cm" svg:y="5.799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9.933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9.633cm" svg:y="9.5cm">
          <text:p text:style-name="P1">Binding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1.133cm" svg:y1="9.5cm" svg:x2="21.133cm" svg:y2="7.5cm">
          <text:p/>
        </draw:line>
        <draw:custom-shape draw:style-name="gr6" draw:text-style-name="P1" draw:layer="layout" svg:width="2.7cm" svg:height="1.6cm" svg:x="15.133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4.833cm" svg:y="5.8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5.133cm" svg:y="9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4.833cm" svg:y="9.501cm">
          <text:p text:style-name="P1">Binding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333cm" svg:y1="9.501cm" svg:x2="16.333cm" svg:y2="7.501cm">
          <text:p/>
        </draw:line>
        <draw:custom-shape draw:style-name="gr4" draw:text-style-name="P1" draw:layer="layout" svg:width="3.733cm" svg:height="3.599cm" svg:x="9.867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2cm" svg:height="7.4cm" svg:x="9.9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7cm" svg:height="1cm" svg:x="10.4cm" svg:y="1.8cm">
          <text:p text:style-name="P1">Package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3cm" svg:height="1.1cm" svg:x="8.5cm" svg:y="0.8cm">
          <draw:text-box>
            <text:p text:style-name="P1">Middle Metamodel</text:p>
          </draw:text-box>
        </draw:frame>
        <draw:frame draw:style-name="gr7" draw:text-style-name="P1" draw:layer="layout" svg:width="4.6cm" svg:height="1.1cm" svg:x="9.5cm" svg:y="11.699cm">
          <draw:text-box>
            <text:p text:style-name="P1">Middle Model</text:p>
          </draw:text-box>
        </draw:frame>
        <draw:line draw:style-name="gr8" draw:text-style-name="P1" draw:layer="layout" svg:x1="11.8cm" svg:y1="3.1cm" svg:x2="11.8cm" svg:y2="5.8cm">
          <text:p/>
        </draw:line>
        <draw:custom-shape draw:style-name="gr9" draw:text-style-name="P1" draw:layer="layout" svg:width="0.4cm" svg:height="0.4cm" svg:x="11.6cm" svg:y="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2.7cm" svg:height="1.6cm" svg:x="10.599cm" svg:y="6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0.299cm" svg:y="5.799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0.599cm" svg:y="9.8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cm" svg:height="1.6cm" svg:x="10.299cm" svg:y="9.499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7cm" svg:y1="9.399cm" svg:x2="11.7cm" svg:y2="7.399cm">
          <text:p/>
        </draw:line>
        <draw:custom-shape draw:style-name="gr6" draw:text-style-name="P1" draw:layer="layout" svg:width="17cm" svg:height="1.6cm" svg:x="5.6cm" svg:y="3.3cm">
          <text:p text:style-name="P1">Mapp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4.2cm" svg:y1="6.7cm" svg:x2="22.3cm" svg:y2="6.7cm">
          <text:p/>
        </draw:line>
        <draw:line draw:style-name="gr8" draw:text-style-name="P1" draw:layer="layout" svg:x1="16.3cm" svg:y1="4.9cm" svg:x2="16.3cm" svg:y2="5.8cm">
          <text:p/>
        </draw:line>
        <draw:custom-shape draw:style-name="gr9" draw:text-style-name="P1" draw:layer="layout" svg:width="0.4cm" svg:height="0.4cm" svg:x="16.1cm" svg:y="4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8" draw:text-style-name="P1" draw:layer="layout" svg:x1="21.1cm" svg:y1="4.9cm" svg:x2="21.1cm" svg:y2="5.8cm">
          <text:p/>
        </draw:line>
        <draw:custom-shape draw:style-name="gr9" draw:text-style-name="P1" draw:layer="layout" svg:width="0.4cm" svg:height="0.4cm" svg:x="20.9cm" svg:y="4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3" draw:text-style-name="P1" draw:layer="layout" svg:x1="5.6cm" svg:y1="6.7cm" svg:x2="3.4cm" svg:y2="6.7cm">
          <text:p/>
        </draw:line>
        <draw:line draw:style-name="gr13" draw:text-style-name="P1" draw:layer="layout" svg:x1="14.8cm" svg:y1="6.6cm" svg:x2="13cm" svg:y2="6.6cm">
          <text:p/>
        </draw:line>
        <draw:line draw:style-name="gr11" draw:text-style-name="P1" draw:layer="layout" svg:x1="14.8cm" svg:y1="10.3cm" svg:x2="13cm" svg:y2="10.3cm">
          <text:p/>
        </draw:line>
        <draw:frame draw:style-name="gr7" draw:text-style-name="P1" draw:layer="layout" svg:width="3.933cm" svg:height="1.1cm" svg:x="2.1cm" svg:y="13.2cm">
          <draw:text-box>
            <text:p text:style-name="P1">Left Domain</text:p>
          </draw:text-box>
        </draw:frame>
        <draw:frame draw:style-name="gr7" draw:text-style-name="P1" draw:layer="layout" svg:width="4.933cm" svg:height="1.1cm" svg:x="11.567cm" svg:y="13.2cm">
          <draw:text-box>
            <text:p text:style-name="P1">Middle Domain</text:p>
          </draw:text-box>
        </draw:frame>
        <draw:frame draw:style-name="gr7" draw:text-style-name="P1" draw:layer="layout" svg:width="5cm" svg:height="1.1cm" svg:x="20.9cm" svg:y="13.2cm">
          <draw:text-box>
            <text:p text:style-name="P1">Right Dom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8M56S</meta:editing-duration>
    <meta:editing-cycles>8</meta:editing-cycles>
    <meta:generator>OpenOffice.org/3.4$Win32 OpenOffice.org_project/340m1$Build-9590</meta:generator>
    <dc:date>2013-02-05T15:12:17.41</dc:date>
    <dc:creator>Ed Willink</dc:creator>
    <meta:document-statistic meta:object-count="79"/>
  </office:meta>
</office:document-meta>
</file>